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85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4.707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85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2.421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6.485cm"/>
    </style:style>
    <style:style style:name="gr6" style:family="graphic" style:parent-style-name="standard">
      <style:graphic-properties draw:textarea-horizontal-align="justify" draw:textarea-vertical-align="middle" draw:auto-grow-height="false" fo:min-height="0.957cm" fo:min-width="1.914cm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4.834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7.882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91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385cm" fo:min-width="2.294cm"/>
    </style:style>
    <style:style style:name="gr12" style:family="graphic" style:parent-style-name="standard">
      <style:graphic-properties draw:textarea-horizontal-align="justify" draw:textarea-vertical-align="middle" draw:auto-grow-height="false" fo:min-height="0.739cm" fo:min-width="0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cm"/>
    </style:style>
    <style:style style:name="P1" style:family="paragraph">
      <style:paragraph-properties fo:text-align="center"/>
      <style:text-properties style:font-name="FreeSerif"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reeSerif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FreeSerif" fo:font-size="18pt" style:font-size-asian="18pt" style:font-size-complex="18pt"/>
    </style:style>
    <style:style style:name="T1" style:family="text">
      <style:text-properties style:font-name="FreeSerif" fo:font-size="16pt" style:font-size-asian="16pt" style:font-size-complex="16pt"/>
    </style:style>
    <style:style style:name="T2" style:family="text">
      <style:text-properties style:font-name="Free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699cm" svg:height="2.032cm" svg:x="3.159cm" svg:y="9.509cm">
          <text:p text:style-name="P1"><text:span text:style-name="T1">Igrač </text:span><text:span text:style-name="T1">javio </text:span></text:p>
          <text:p text:style-name="P1"><text:span text:style-name="T1">kraj </text:span><text:span text:style-name="T1">meča 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207cm" svg:height="1.143cm" svg:x="3.032cm" svg:y="6.334cm">
          <text:p text:style-name="P1"><text:span text:style-name="T1">Prihvati koordinatu</text:span></text:p>
          <text:p text:style-name="P1"><text:span text:style-name="T1">aktivnog igrač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35cm" svg:height="0.635cm" svg:x="2.397cm" svg:y="8.239cm">
          <text:p text:style-name="P1"><text:span text:style-name="T1">Prosledi poruku pasivnoj nit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2.921cm" svg:height="0.635cm" svg:x="9.001cm" svg:y="11.287cm">
          <text:p text:style-name="P1"><text:span text:style-name="T1">Završi meč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985cm" svg:height="1.397cm" svg:x="2.016cm" svg:y="12.303cm">
          <text:p text:style-name="P1"><text:span text:style-name="T1">Prihvati povratnu informaciju</text:span></text:p>
          <text:p text:style-name="P1"><text:span text:style-name="T1">pasivne niti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826cm" svg:height="2.413cm" svg:x="17.002cm" svg:y="3.032cm">
          <text:p text:style-name="P1"><text:span text:style-name="T1">Poruka o porazu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8" draw:id="id8" draw:layer="layout" svg:width="5.334cm" svg:height="0.635cm" svg:x="20.685cm" svg:y="5.572cm">
          <text:p text:style-name="P1"><text:span text:style-name="T1">Označi da je meč gotov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8.382cm" svg:height="1.27cm" svg:x="15.268cm" svg:y="8.239cm">
          <text:p text:style-name="P1"><text:span text:style-name="T1">Pošalji povratnu informaciju </text:span></text:p>
          <text:p text:style-name="P1"><text:span text:style-name="T1">aktivnom igraču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4.826cm" svg:height="1.524cm" svg:x="3.159cm" svg:y="4.302cm">
          <text:p text:style-name="P1"><text:span text:style-name="T1">M</text:span><text:span text:style-name="T1">e</text:span><text:span text:style-name="T1">č </text:span><text:span text:style-name="T1">za</text:span><text:span text:style-name="T1">vr</text:span><text:span text:style-name="T1">še</text:span><text:span text:style-name="T1">n 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5.572cm" svg:y1="5.826cm" svg:x2="5.635cm" svg:y2="6.334cm" draw:start-shape="id1" draw:start-glue-point="6" draw:end-shape="id2" draw:end-glue-point="0" svg:d="M5572 5826l63 508" svg:viewBox="0 0 64 509">
          <text:p/>
        </draw:connector>
        <draw:connector draw:style-name="gr10" draw:text-style-name="P2" draw:layer="layout" draw:type="line" svg:x1="5.635cm" svg:y1="7.477cm" svg:x2="5.572cm" svg:y2="8.239cm" draw:start-shape="id2" draw:start-glue-point="2" draw:end-shape="id3" draw:end-glue-point="0" svg:d="M5635 7477l-63 762" svg:viewBox="0 0 64 763">
          <text:p/>
        </draw:connector>
        <draw:connector draw:style-name="gr10" draw:text-style-name="P2" draw:layer="layout" draw:type="line" svg:x1="5.572cm" svg:y1="8.874cm" svg:x2="5.509cm" svg:y2="9.509cm" draw:start-shape="id3" draw:start-glue-point="2" draw:end-shape="id4" draw:end-glue-point="4" svg:d="M5572 8874l-63 635" svg:viewBox="0 0 64 636">
          <text:p/>
        </draw:connector>
        <draw:connector draw:style-name="gr10" draw:text-style-name="P2" draw:layer="layout" draw:type="line" svg:x1="5.509cm" svg:y1="11.541cm" svg:x2="5.508cm" svg:y2="12.303cm" draw:start-shape="id4" draw:start-glue-point="6" draw:end-shape="id5" draw:end-glue-point="0" svg:d="M5509 11541l-1 762" svg:viewBox="0 0 2 763">
          <text:p/>
        </draw:connector>
        <draw:connector draw:style-name="gr10" draw:text-style-name="P2" draw:layer="layout" draw:line-skew="0cm 1.016cm" svg:x1="5.508cm" svg:y1="13.7cm" svg:x2="19.415cm" svg:y2="3.032cm" draw:start-shape="id5" draw:start-glue-point="2" draw:end-shape="id6" draw:end-glue-point="4" svg:d="M5508 13700v500h8509v-11670h5398v502" svg:viewBox="0 0 13908 11671">
          <text:p/>
        </draw:connector>
        <draw:connector draw:style-name="gr10" draw:text-style-name="P2" draw:layer="layout" draw:type="line" svg:x1="19.415cm" svg:y1="5.445cm" svg:x2="19.459cm" svg:y2="8.239cm" draw:start-shape="id6" draw:start-glue-point="6" draw:end-shape="id7" svg:d="M19415 5445l44 2794" svg:viewBox="0 0 45 2795">
          <text:p/>
        </draw:connector>
        <draw:connector draw:style-name="gr10" draw:text-style-name="P2" draw:layer="layout" svg:x1="21.828cm" svg:y1="4.239cm" svg:x2="23.352cm" svg:y2="5.572cm" draw:start-shape="id6" draw:start-glue-point="7" draw:end-shape="id8" draw:end-glue-point="0" svg:d="M21828 4239h1524v1333" svg:viewBox="0 0 1525 1334">
          <text:p/>
        </draw:connector>
        <draw:connector draw:style-name="gr10" draw:text-style-name="P2" draw:layer="layout" svg:x1="23.352cm" svg:y1="6.207cm" svg:x2="19.459cm" svg:y2="8.239cm" draw:start-shape="id8" draw:start-glue-point="2" draw:end-shape="id7" svg:d="M23352 6207v1017h-3893v1015" svg:viewBox="0 0 3894 2033">
          <text:p/>
        </draw:connector>
        <draw:custom-shape draw:style-name="gr11" draw:text-style-name="P1" xml:id="id12" draw:id="id12" draw:layer="layout" svg:width="2.794cm" svg:height="0.635cm" svg:x="9.382cm" svg:y="6.334cm">
          <text:p text:style-name="P1"><text:span text:style-name="T1">Završi meč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4.826cm" svg:height="1.524cm" svg:x="3.159cm" svg:y="2.016cm">
          <text:p text:style-name="P1"><text:span text:style-name="T1">Aktivna n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0" draw:id="id10" draw:layer="layout" svg:width="1.651cm" svg:height="1.397cm" svg:x="9.763cm" svg:y="3.28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5.572cm" svg:y1="3.54cm" svg:x2="5.572cm" svg:y2="4.302cm" draw:start-shape="id9" draw:start-glue-point="6" draw:end-shape="id1" draw:end-glue-point="4" svg:d="M5572 3540v762" svg:viewBox="0 0 1 763">
          <text:p/>
        </draw:connector>
        <draw:connector draw:style-name="gr10" draw:text-style-name="P2" draw:layer="layout" svg:x1="7.985cm" svg:y1="2.778cm" svg:x2="10.589cm" svg:y2="3.286cm" draw:start-shape="id9" draw:start-glue-point="7" draw:end-shape="id10" draw:end-glue-point="4" svg:d="M7985 2778h2604v508" svg:viewBox="0 0 2605 509">
          <text:p/>
        </draw:connector>
        <draw:connector draw:style-name="gr10" draw:text-style-name="P2" xml:id="id11" draw:id="id11" draw:layer="layout" svg:x1="5.581cm" svg:y1="1.116cm" svg:x2="5.572cm" svg:y2="2.016cm" draw:end-shape="id9" draw:end-glue-point="4" svg:d="M5581 1116v200h-9v700" svg:viewBox="0 0 10 901">
          <text:p/>
        </draw:connector>
        <draw:connector draw:style-name="gr10" draw:text-style-name="P2" draw:layer="layout" draw:line-skew="0cm 15.991cm" svg:x1="19.459cm" svg:y1="9.509cm" svg:x2="5.576cm" svg:y2="1.316cm" draw:start-shape="id7" draw:start-glue-point="2" draw:end-shape="id11" draw:end-glue-point="0" svg:d="M19459 9509v501h7027v-8694h-20910" svg:viewBox="0 0 20911 8695">
          <text:p/>
        </draw:connector>
        <draw:frame draw:style-name="gr13" draw:text-style-name="P4" draw:layer="layout" svg:width="1.086cm" svg:height="0.95cm" svg:x="8.431cm" svg:y="2.016cm">
          <draw:text-box>
            <text:p text:style-name="P3"><text:span text:style-name="T2">ne</text:span></text:p>
          </draw:text-box>
        </draw:frame>
        <draw:connector draw:style-name="gr10" draw:text-style-name="P2" draw:layer="layout" svg:x1="7.985cm" svg:y1="5.064cm" svg:x2="10.779cm" svg:y2="6.334cm" draw:start-shape="id1" draw:start-glue-point="7" draw:end-shape="id12" draw:end-glue-point="0" svg:d="M7985 5064h2794v1270" svg:viewBox="0 0 2795 1271">
          <text:p/>
        </draw:connector>
        <draw:connector draw:style-name="gr10" draw:text-style-name="P2" draw:layer="layout" svg:x1="7.858cm" svg:y1="10.525cm" svg:x2="10.461cm" svg:y2="11.287cm" draw:start-shape="id4" draw:start-glue-point="7" draw:end-shape="id13" draw:end-glue-point="0" svg:d="M7858 10525h2603v762" svg:viewBox="0 0 2604 763">
          <text:p/>
        </draw:connector>
        <draw:frame draw:style-name="gr14" draw:text-style-name="P4" draw:layer="layout" svg:width="1.205cm" svg:height="0.95cm" svg:x="8.431cm" svg:y="4.175cm">
          <draw:text-box>
            <text:p text:style-name="P3"><text:span text:style-name="T2">da</text:span></text:p>
          </draw:text-box>
        </draw:frame>
        <draw:frame draw:style-name="gr13" draw:text-style-name="P4" draw:layer="layout" svg:width="1.095cm" svg:height="0.95cm" svg:x="8.414cm" svg:y="9.575cm">
          <draw:text-box>
            <text:p text:style-name="P3"><text:span text:style-name="T2">da</text:span></text:p>
          </draw:text-box>
        </draw:frame>
        <draw:frame draw:style-name="gr13" draw:text-style-name="P4" draw:layer="layout" svg:width="1.095cm" svg:height="0.95cm" svg:x="21.955cm" svg:y="3.286cm">
          <draw:text-box>
            <text:p text:style-name="P3"><text:span text:style-name="T2">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22:34:33.230252353</meta:creation-date>
    <dc:date>2019-01-09T23:31:08.373375228</dc:date>
    <meta:editing-duration>PT35M12S</meta:editing-duration>
    <meta:editing-cycles>3</meta:editing-cycles>
    <meta:generator>LibreOffice/5.1.6.2$Linux_X86_64 LibreOffice_project/10m0$Build-2</meta:generator>
    <meta:document-statistic meta:object-count="30"/>
  </office:meta>
</office:document-meta>
</file>